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tt1</text:p>
          </table:table-cell>
          <table:table-cell office:value-type="string" calcext:value-type="string">
            <text:p>tt2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l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D2])/3" office:value-type="float" office:value="0" calcext:value-type="float">
            <text:p>0</text:p>
          </table:table-cell>
          <table:table-cell table:formula="of:=LN((59-[.A2])/59)" office:value-type="float" office:value="0" calcext:value-type="float">
            <text:p>0</text:p>
          </table:table-cell>
          <table:table-cell table:formula="of:=-[.F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SUM([.B3:.D3])/3" office:value-type="float" office:value="15.3333333333333" calcext:value-type="float">
            <text:p>15,3333333333333</text:p>
          </table:table-cell>
          <table:table-cell table:formula="of:=LN((59-[.A3])/59)" office:value-type="float" office:value="-0.0344861760711693" calcext:value-type="float">
            <text:p>-0,034486176071169</text:p>
          </table:table-cell>
          <table:table-cell table:formula="of:=-[.F3]" office:value-type="float" office:value="0.0344861760711693" calcext:value-type="float">
            <text:p>0,034486176071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SUM([.B4:.D4])/3" office:value-type="float" office:value="31.6666666666667" calcext:value-type="float">
            <text:p>31,6666666666667</text:p>
          </table:table-cell>
          <table:table-cell table:formula="of:=LN((59-[.A4])/59)" office:value-type="float" office:value="-0.0702042586732486" calcext:value-type="float">
            <text:p>-0,070204258673249</text:p>
          </table:table-cell>
          <table:table-cell table:formula="of:=-[.F4]" office:value-type="float" office:value="0.0702042586732486" calcext:value-type="float">
            <text:p>0,070204258673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49" calcext:value-type="float">
            <text:p>49</text:p>
          </table:table-cell>
          <table:table-cell table:formula="of:=SUM([.B5:.D5])/3" office:value-type="float" office:value="49" calcext:value-type="float">
            <text:p>49</text:p>
          </table:table-cell>
          <table:table-cell table:formula="of:=LN((59-[.A5])/59)" office:value-type="float" office:value="-0.107245530353598" calcext:value-type="float">
            <text:p>-0,107245530353598</text:p>
          </table:table-cell>
          <table:table-cell table:formula="of:=-[.F5]" office:value-type="float" office:value="0.107245530353598" calcext:value-type="float">
            <text:p>0,107245530353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7" calcext:value-type="float">
            <text:p>67</text:p>
          </table:table-cell>
          <table:table-cell table:formula="of:=SUM([.B6:.D6])/3" office:value-type="float" office:value="67" calcext:value-type="float">
            <text:p>67</text:p>
          </table:table-cell>
          <table:table-cell table:formula="of:=LN((59-[.A6])/59)" office:value-type="float" office:value="-0.145711811181394" calcext:value-type="float">
            <text:p>-0,145711811181394</text:p>
          </table:table-cell>
          <table:table-cell table:formula="of:=-[.F6]" office:value-type="float" office:value="0.145711811181394" calcext:value-type="float">
            <text:p>0,1457118111813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SUM([.B7:.D7])/3" office:value-type="float" office:value="86.3333333333333" calcext:value-type="float">
            <text:p>86,3333333333333</text:p>
          </table:table-cell>
          <table:table-cell table:formula="of:=LN((59-[.A7])/59)" office:value-type="float" office:value="-0.185717145795093" calcext:value-type="float">
            <text:p>-0,185717145795093</text:p>
          </table:table-cell>
          <table:table-cell table:formula="of:=-[.F7]" office:value-type="float" office:value="0.185717145795093" calcext:value-type="float">
            <text:p>0,1857171457950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05" calcext:value-type="float">
            <text:p>105</text:p>
          </table:table-cell>
          <table:table-cell table:formula="of:=SUM([.B8:.D8])/3" office:value-type="float" office:value="105" calcext:value-type="float">
            <text:p>105</text:p>
          </table:table-cell>
          <table:table-cell table:formula="of:=LN((59-[.A8])/59)" office:value-type="float" office:value="-0.227389842195661" calcext:value-type="float">
            <text:p>-0,227389842195661</text:p>
          </table:table-cell>
          <table:table-cell table:formula="of:=-[.F8]" office:value-type="float" office:value="0.227389842195661" calcext:value-type="float">
            <text:p>0,227389842195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SUM([.B9:.D9])/3" office:value-type="float" office:value="124.666666666667" calcext:value-type="float">
            <text:p>124,666666666667</text:p>
          </table:table-cell>
          <table:table-cell table:formula="of:=LN((59-[.A9])/59)" office:value-type="float" office:value="-0.2708749541354" calcext:value-type="float">
            <text:p>-0,2708749541354</text:p>
          </table:table-cell>
          <table:table-cell table:formula="of:=-[.F9]" office:value-type="float" office:value="0.2708749541354" calcext:value-type="float">
            <text:p>0,2708749541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4" calcext:value-type="float">
            <text:p>144</text:p>
          </table:table-cell>
          <table:table-cell table:formula="of:=SUM([.B10:.D10])/3" office:value-type="float" office:value="144.333333333333" calcext:value-type="float">
            <text:p>144,333333333333</text:p>
          </table:table-cell>
          <table:table-cell table:formula="of:=LN((59-[.A10])/59)" office:value-type="float" office:value="-0.316337328212157" calcext:value-type="float">
            <text:p>-0,316337328212157</text:p>
          </table:table-cell>
          <table:table-cell table:formula="of:=-[.F10]" office:value-type="float" office:value="0.316337328212157" calcext:value-type="float">
            <text:p>0,3163373282121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formula="of:=SUM([.B11:.D11])/3" office:value-type="float" office:value="166.666666666667" calcext:value-type="float">
            <text:p>166,666666666667</text:p>
          </table:table-cell>
          <table:table-cell table:formula="of:=LN((59-[.A11])/59)" office:value-type="float" office:value="-0.363965377201412" calcext:value-type="float">
            <text:p>-0,363965377201412</text:p>
          </table:table-cell>
          <table:table-cell table:formula="of:=-[.F11]" office:value-type="float" office:value="0.363965377201412" calcext:value-type="float">
            <text:p>0,363965377201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formula="of:=SUM([.B12:.D12])/3" office:value-type="float" office:value="189.666666666667" calcext:value-type="float">
            <text:p>189,666666666667</text:p>
          </table:table-cell>
          <table:table-cell table:formula="of:=LN((59-[.A12])/59)" office:value-type="float" office:value="-0.413975797776073" calcext:value-type="float">
            <text:p>-0,413975797776073</text:p>
          </table:table-cell>
          <table:table-cell table:formula="of:=-[.F12]" office:value-type="float" office:value="0.413975797776073" calcext:value-type="float">
            <text:p>0,4139757977760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213" calcext:value-type="float">
            <text:p>213</text:p>
          </table:table-cell>
          <table:table-cell table:formula="of:=SUM([.B13:.D13])/3" office:value-type="float" office:value="213" calcext:value-type="float">
            <text:p>213</text:p>
          </table:table-cell>
          <table:table-cell table:formula="of:=LN((59-[.A13])/59)" office:value-type="float" office:value="-0.466619531261495" calcext:value-type="float">
            <text:p>-0,466619531261495</text:p>
          </table:table-cell>
          <table:table-cell table:formula="of:=-[.F13]" office:value-type="float" office:value="0.466619531261495" calcext:value-type="float">
            <text:p>0,466619531261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238" calcext:value-type="float">
            <text:p>238</text:p>
          </table:table-cell>
          <table:table-cell table:formula="of:=SUM([.B14:.D14])/3" office:value-type="float" office:value="238" calcext:value-type="float">
            <text:p>238</text:p>
          </table:table-cell>
          <table:table-cell table:formula="of:=LN((59-[.A14])/59)" office:value-type="float" office:value="-0.522189382416306" calcext:value-type="float">
            <text:p>-0,522189382416306</text:p>
          </table:table-cell>
          <table:table-cell table:formula="of:=-[.F14]" office:value-type="float" office:value="0.522189382416306" calcext:value-type="float">
            <text:p>0,5221893824163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264" calcext:value-type="float">
            <text:p>264</text:p>
          </table:table-cell>
          <table:table-cell table:formula="of:=SUM([.B15:.D15])/3" office:value-type="float" office:value="264" calcext:value-type="float">
            <text:p>264</text:p>
          </table:table-cell>
          <table:table-cell table:formula="of:=LN((59-[.A15])/59)" office:value-type="float" office:value="-0.581029882439239" calcext:value-type="float">
            <text:p>-0,581029882439239</text:p>
          </table:table-cell>
          <table:table-cell table:formula="of:=-[.F15]" office:value-type="float" office:value="0.581029882439239" calcext:value-type="float">
            <text:p>0,5810298824392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297" calcext:value-type="float">
            <text:p>297</text:p>
          </table:table-cell>
          <table:table-cell table:formula="of:=SUM([.B16:.D16])/3" office:value-type="float" office:value="297" calcext:value-type="float">
            <text:p>297</text:p>
          </table:table-cell>
          <table:table-cell table:formula="of:=LN((59-[.A16])/59)" office:value-type="float" office:value="-0.643550239420573" calcext:value-type="float">
            <text:p>-0,643550239420573</text:p>
          </table:table-cell>
          <table:table-cell table:formula="of:=-[.F16]" office:value-type="float" office:value="0.643550239420573" calcext:value-type="float">
            <text:p>0,6435502394205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22" calcext:value-type="float">
            <text:p>322</text:p>
          </table:table-cell>
          <table:table-cell table:formula="of:=SUM([.B17:.D17])/3" office:value-type="float" office:value="322" calcext:value-type="float">
            <text:p>322</text:p>
          </table:table-cell>
          <table:table-cell table:formula="of:=LN((59-[.A17])/59)" office:value-type="float" office:value="-0.710241613919245" calcext:value-type="float">
            <text:p>-0,710241613919245</text:p>
          </table:table-cell>
          <table:table-cell table:formula="of:=-[.F17]" office:value-type="float" office:value="0.710241613919245" calcext:value-type="float">
            <text:p>0,7102416139192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356" calcext:value-type="float">
            <text:p>356</text:p>
          </table:table-cell>
          <table:table-cell table:formula="of:=SUM([.B18:.D18])/3" office:value-type="float" office:value="356" calcext:value-type="float">
            <text:p>356</text:p>
          </table:table-cell>
          <table:table-cell table:formula="of:=LN((59-[.A18])/59)" office:value-type="float" office:value="-0.78170057790139" calcext:value-type="float">
            <text:p>-0,78170057790139</text:p>
          </table:table-cell>
          <table:table-cell table:formula="of:=-[.F18]" office:value-type="float" office:value="0.78170057790139" calcext:value-type="float">
            <text:p>0,781700577901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table:formula="of:=SUM([.B19:.D19])/3" office:value-type="float" office:value="386.666666666667" calcext:value-type="float">
            <text:p>386,666666666667</text:p>
          </table:table-cell>
          <table:table-cell table:formula="of:=LN((59-[.A19])/59)" office:value-type="float" office:value="-0.858661619037519" calcext:value-type="float">
            <text:p>-0,858661619037519</text:p>
          </table:table-cell>
          <table:table-cell table:formula="of:=-[.F19]" office:value-type="float" office:value="0.858661619037519" calcext:value-type="float">
            <text:p>0,858661619037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424" calcext:value-type="float">
            <text:p>424</text:p>
          </table:table-cell>
          <table:table-cell table:formula="of:=SUM([.B20:.D20])/3" office:value-type="float" office:value="424" calcext:value-type="float">
            <text:p>424</text:p>
          </table:table-cell>
          <table:table-cell table:formula="of:=LN((59-[.A20])/59)" office:value-type="float" office:value="-0.94204322797657" calcext:value-type="float">
            <text:p>-0,94204322797657</text:p>
          </table:table-cell>
          <table:table-cell table:formula="of:=-[.F20]" office:value-type="float" office:value="0.94204322797657" calcext:value-type="float">
            <text:p>0,942043227976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table:formula="of:=SUM([.B21:.D21])/3" office:value-type="float" office:value="463.666666666667" calcext:value-type="float">
            <text:p>463,666666666667</text:p>
          </table:table-cell>
          <table:table-cell table:formula="of:=LN((59-[.A21])/59)" office:value-type="float" office:value="-1.0330150061823" calcext:value-type="float">
            <text:p>-1,0330150061823</text:p>
          </table:table-cell>
          <table:table-cell table:formula="of:=-[.F21]" office:value-type="float" office:value="1.0330150061823" calcext:value-type="float">
            <text:p>1,03301500618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formula="of:=SUM([.B22:.D22])/3" office:value-type="float" office:value="507.333333333333" calcext:value-type="float">
            <text:p>507,333333333333</text:p>
          </table:table-cell>
          <table:table-cell table:formula="of:=LN((59-[.A22])/59)" office:value-type="float" office:value="-1.13309846473928" calcext:value-type="float">
            <text:p>-1,13309846473928</text:p>
          </table:table-cell>
          <table:table-cell table:formula="of:=-[.F22]" office:value-type="float" office:value="1.13309846473928" calcext:value-type="float">
            <text:p>1,133098464739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554" calcext:value-type="float">
            <text:p>554</text:p>
          </table:table-cell>
          <table:table-cell table:formula="of:=SUM([.B23:.D23])/3" office:value-type="float" office:value="554" calcext:value-type="float">
            <text:p>554</text:p>
          </table:table-cell>
          <table:table-cell table:formula="of:=LN((59-[.A23])/59)" office:value-type="float" office:value="-1.2443240998495" calcext:value-type="float">
            <text:p>-1,2443240998495</text:p>
          </table:table-cell>
          <table:table-cell table:formula="of:=-[.F23]" office:value-type="float" office:value="1.2443240998495" calcext:value-type="float">
            <text:p>1,2443240998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605" calcext:value-type="float">
            <text:p>605</text:p>
          </table:table-cell>
          <table:table-cell table:formula="of:=SUM([.B24:.D24])/3" office:value-type="float" office:value="605" calcext:value-type="float">
            <text:p>605</text:p>
          </table:table-cell>
          <table:table-cell table:formula="of:=LN((59-[.A24])/59)" office:value-type="float" office:value="-1.36948724280351" calcext:value-type="float">
            <text:p>-1,36948724280351</text:p>
          </table:table-cell>
          <table:table-cell table:formula="of:=-[.F24]" office:value-type="float" office:value="1.36948724280351" calcext:value-type="float">
            <text:p>1,369487242803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table:formula="of:=SUM([.B25:.D25])/3" office:value-type="float" office:value="665.666666666667" calcext:value-type="float">
            <text:p>665,666666666667</text:p>
          </table:table-cell>
          <table:table-cell table:formula="of:=LN((59-[.A25])/59)" office:value-type="float" office:value="-1.51258808644418" calcext:value-type="float">
            <text:p>-1,51258808644418</text:p>
          </table:table-cell>
          <table:table-cell table:formula="of:=-[.F25]" office:value-type="float" office:value="1.51258808644418" calcext:value-type="float">
            <text:p>1,51258808644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9:04:26.840792590</meta:creation-date>
    <dc:date>2017-03-25T19:10:30.356697343</dc:date>
    <meta:editing-duration>PT6M9S</meta:editing-duration>
    <meta:editing-cycles>1</meta:editing-cycles>
    <meta:document-statistic meta:table-count="1" meta:cell-count="175" meta:object-count="0"/>
    <meta:generator>LibreOffice/5.2.5.1$Linux_X86_64 LibreOffice_project/20m0$Build-1</meta:generator>
  </office:meta>
</office:document-meta>
</file>